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Ubuntu" svg:font-family="Ubuntu, 'Droid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9"/>
    <style:style style:name="P20" style:family="paragraph" style:parent-style-name="Standard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24" style:family="paragraph" style:parent-style-name="Standard" style:list-style-name="L9">
      <style:text-properties officeooo:rsid="0021b6a1" officeooo:paragraph-rsid="0021b6a1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829" style:font-weight-asian="normal" style:font-weight-complex="normal"/>
    </style:style>
    <style:style style:name="T16" style:family="text">
      <style:text-properties officeooo:rsid="001c014e"/>
    </style:style>
    <style:style style:name="T17" style:family="text">
      <style:text-properties officeooo:rsid="001f7829"/>
    </style:style>
    <style:style style:name="T18" style:family="text">
      <style:text-properties officeooo:rsid="0020112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1">Gerenciador / facilitador de <text:s/>instalação do node js</text:p>
      <text:p text:style-name="P21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6">mensagem</text:span>”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19">color highlight</text:p>
        </text:list-item>
        <text:list-item>
          <text:p text:style-name="P19">material icon theme</text:p>
        </text:list-item>
        <text:list-item>
          <text:p text:style-name="P19">drácula</text:p>
        </text:list-item>
        <text:list-item>
          <text:p text:style-name="P24">live share: permite duas pessoas mexer no código</text:p>
        </text:list-item>
        <text:list-item>
          <text:p text:style-name="P24">eazy-snippets-react</text:p>
        </text:list-item>
        <text:list-item>
          <text:p text:style-name="P24">vscode-icons</text:p>
        </text:list-item>
        <text:list-item>
          <text:p text:style-name="P24">CSS Formatter</text:p>
        </text:list-item>
      </text:list>
      <text:p text:style-name="Standard"><text:soft-page-break/>-Atalho Alt + shift + f <text:span text:style-name="T13">ou ctrl + shift + i</text:span>: identa o código</text:p>
      <text:p text:style-name="Standard">- <text:span text:style-name="T18">Atalho ctrl +/: comenta e descomenta</text:span></text:p>
      <text:p text:style-name="Standard"/>
      <text:p text:style-name="P6">cypress test – <text:span text:style-name="T15">testes</text:span></text:p>
      <text:p text:style-name="P6"><text:span text:style-name="T15"/></text:p>
      <text:p text:style-name="P23">Discord – <text:span text:style-name="T14">aplicativo de conversa, bom para trocar código e trabal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Ubuntu" svg:font-family="Ubuntu, 'Droid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8T01:54:55.903960890</dc:date>
    <meta:editing-cycles>74</meta:editing-cycles>
    <meta:editing-duration>P1DT16H55M56S</meta:editing-duration>
    <meta:document-statistic meta:table-count="0" meta:image-count="0" meta:object-count="0" meta:page-count="3" meta:paragraph-count="87" meta:word-count="496" meta:character-count="3179" meta:non-whitespace-character-count="2754"/>
    <meta:template xlink:type="simple" xlink:actuate="onRequest" xlink:title="" xlink:href="Normal"/>
  </office:meta>
</office:document-meta>
</file>